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 fo:border="0.06pt solid #000000" style:shrink-to-fit="fals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0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0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5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6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4" office:value-type="string" calcext:value-type="string">
            <text:p>ifconfig command</text:p>
          </table:table-cell>
          <table:table-cell table:style-name="ce17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8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8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8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2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9" office:value-type="string" calcext:value-type="string">
            <text:p>19-nov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0-nov</text:p>
          </table:table-cell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9:59:40.657452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1T10:00:44.099915633</dc:date>
    <meta:editing-duration>P2DT4H54M18S</meta:editing-duration>
    <meta:editing-cycles>108</meta:editing-cycles>
    <meta:generator>LibreOffice/4.2.8.2$Linux_x86 LibreOffice_project/420m0$Build-2</meta:generator>
    <meta:document-statistic meta:table-count="1" meta:cell-count="255" meta:object-count="0"/>
  </office:meta>
</office:document-meta>
</file>